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list-style-name="">
      <style:paragraph-properties style:text-autospace="none"/>
    </style:style>
    <style:style style:name="P4" style:family="paragraph" style:parent-style-name="Standard" style:list-style-name="">
      <style:paragraph-properties style:text-autospace="none"/>
      <style:text-properties fo:color="#008000" style:font-name="Consolas" fo:font-size="9.5pt" style:font-name-asian="Consolas" style:font-size-asian="9.5pt" style:font-name-complex="Consolas" style:font-size-complex="9.5pt"/>
    </style:style>
    <style:style style:name="P5"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6" style:family="paragraph" style:parent-style-name="Standard" style:list-style-name="">
      <style:paragraph-properties style:text-autospace="none"/>
      <style:text-properties style:font-name="Times New Roman" fo:font-size="12pt" style:font-size-asian="12pt" style:font-size-complex="12pt"/>
    </style:style>
    <style:style style:name="P7" style:family="paragraph" style:parent-style-name="Standard">
      <style:text-properties style:font-name="Consolas1"/>
    </style:style>
    <style:style style:name="P8" style:family="paragraph" style:parent-style-name="Standard">
      <style:paragraph-properties fo:break-before="page"/>
      <style:text-properties fo:color="#008000" style:font-name="Consolas" fo:font-size="9.5pt" style:font-name-asian="Consolas" style:font-size-asian="9.5pt" style:font-name-complex="Consolas" style:font-size-complex="9.5pt"/>
    </style:style>
    <style:style style:name="P9" style:family="paragraph" style:parent-style-name="Heading_20_1">
      <style:paragraph-properties fo:break-before="page"/>
    </style:style>
    <style:style style:name="P10" style:family="paragraph" style:parent-style-name="Header">
      <style:paragraph-properties fo:text-align="center" style:justify-single-word="false"/>
    </style:style>
    <style:style style:name="P11" style:family="paragraph" style:parent-style-name="Footer">
      <style:paragraph-properties fo:text-align="center" style:justify-single-word="false"/>
    </style:style>
    <style:style style:name="T1" style:family="text">
      <style:text-properties style:font-name="Times New Roman1"/>
    </style:style>
    <style:style style:name="T2" style:family="text">
      <style:text-properties style:font-name="Times New Roman"/>
    </style:style>
    <style:style style:name="T3" style:family="text">
      <style:text-properties fo:color="#000000"/>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asian="Consolas" style:font-name-complex="Consolas"/>
    </style:style>
    <style:style style:name="T6" style:family="text">
      <style:text-properties fo:color="#2b91af" style:font-name="Consolas" fo:font-size="9.5pt" style:font-name-asian="Consolas" style:font-size-asian="9.5pt" style:font-name-complex="Consolas" style:font-size-complex="9.5pt"/>
    </style:style>
    <style:style style:name="T7" style:family="text">
      <style:text-properties fo:color="#0000ff"/>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808080" style:font-name="Consolas" fo:font-size="9.5pt" style:font-name-asian="Consolas" style:font-size-asian="9.5pt" style:font-name-complex="Consolas" style:font-size-complex="9.5pt"/>
    </style:style>
    <style:style style:name="T10" style:family="text">
      <style:text-properties fo:color="#008000" style:font-name="Consolas" fo:font-size="9.5pt" style:font-name-asian="Consolas" style:font-size-asian="9.5pt" style:font-name-complex="Consolas" style:font-size-complex="9.5pt"/>
    </style:style>
    <style:style style:name="T11" style:family="text">
      <style:text-properties style:font-name="Times New Roman" fo:font-size="12pt" style:font-size-asian="12pt" style:font-size-complex="12pt"/>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a31515" style:font-name="Consolas" fo:font-size="9.5pt" style:font-name-asian="Consolas" style:font-size-asian="9.5pt" style:font-name-complex="Consolas" style:font-size-complex="9.5pt"/>
    </style:style>
    <style:style style:name="T15" style:family="text">
      <style:text-properties fo:color="#6f008a" style:font-name="Consolas" fo:font-size="9.5pt" style:font-name-asian="Consolas" style:font-size-asian="9.5pt" style:font-name-complex="Consolas"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teus Archive Tool</text:h>
      <text:p text:style-name="P2"/>
      <text:p text:style-name="Text_20_body">The Proteus Archive Tool, a.k.a PAT, <text:s/>archives and optionally compresses the contents of a directory into two files. One file contains all the data, the second file is the file allocation table. The file allocation table contains all the required data to locate a file within the archive</text:p>
      <text:p text:style-name="Text_20_body">This was designed to hide files from basic users to prevent modding of files. It does not encrypt files, it merely makes the applications files harder to change. Determined users are impossible to stop. Look into server based data if this is what you are after</text:p>
      <text:p text:style-name="Text_20_body">Files in the archive are alphabetically sorted and use a simple numerical hash which is designed to allow simple binary searching implementations.</text:p>
      <text:p text:style-name="Standard">The tool is normally run with asset conversion, but can be run at anytime as required.</text:p>
      <text:h text:style-name="Heading_20_1" text:outline-level="1">Normal usage</text:h>
      <text:p text:style-name="Standard">Normally in the Proteus Game Engine one or more file archives are registered on game or application startup. This was designed this way to allow for downloadable content or simply for easily updating game data and game scripts. This was supported via the file manager which would search through all registered archives for newer versions of any file requested. You can of course ignore all that and use it as you see fit</text:p>
      <text:p text:style-name="Standard"/>
      <text:p text:style-name="Standard">As indicated above the .fat files were loaded for rapid searching plus all the registered archive files are were then opened. Once opened, stored files were found by simply seeking to the offset and reading the data</text:p>
      <text:p text:style-name="Standard"/>
      <text:p text:style-name="Standard">Decompression is of course optional</text:p>
      <text:p text:style-name="Standard"/>
      <text:p text:style-name="Standard"/>
      <text:h text:style-name="Heading_20_1" text:outline-level="1"/>
      <text:h text:style-name="P9" text:outline-level="1">Finding files</text:h>
      <text:p text:style-name="Standard">The .fat file can be loaded and then searched to find the offset into the .arc file. The following two pieces of code can be used to locate a file. They are also in the project</text:p>
      <text:p text:style-name="Standard"/>
      <text:p text:style-name="P4"><text:span text:style-name="T7"/></text:p>
      <text:p text:style-name="P4">// ------------------------------------------------------------------------</text:p>
      <text:p text:style-name="P4">// Looks for some test files</text:p>
      <text:p text:style-name="P4">// ------------------------------------------------------------------------</text:p>
      <text:p text:style-name="P3"><text:span text:style-name="T8">void</text:span><text:span text:style-name="T4"> Find()</text:span></text:p>
      <text:p text:style-name="P5">{</text:p>
      <text:p text:style-name="P3"><text:span text:style-name="T4"><text:s text:c="4"/></text:span><text:span text:style-name="T6">FILE</text:span><text:span text:style-name="T4"> *fp = fopen(</text:span><text:span text:style-name="T14">"arc_00.fat"</text:span><text:span text:style-name="T4">, </text:span><text:span text:style-name="T14">"rb"</text:span><text:span text:style-name="T4">);</text:span></text:p>
      <text:p text:style-name="P3"><text:span text:style-name="T4"><text:s text:c="4"/></text:span><text:span text:style-name="T8">if</text:span><text:span text:style-name="T4"> (fp)</text:span></text:p>
      <text:p text:style-name="P5"><text:s text:c="4"/>{</text:p>
      <text:p text:style-name="P3"><text:span text:style-name="T4"><text:s text:c="8"/></text:span><text:span text:style-name="T10">// Get file size</text:span></text:p>
      <text:p text:style-name="P3"><text:span text:style-name="T4"><text:s text:c="8"/>fseek(fp, 0, </text:span><text:span text:style-name="T15">SEEK_END</text:span><text:span text:style-name="T4">);</text:span></text:p>
      <text:p text:style-name="P3"><text:span text:style-name="T4"><text:s text:c="8"/></text:span><text:span text:style-name="T6">s32</text:span><text:span text:style-name="T4"> filesize = (</text:span><text:span text:style-name="T6">s32</text:span><text:span text:style-name="T4">)ftell(fp);</text:span></text:p>
      <text:p text:style-name="P5"><text:s text:c="8"/>rewind(fp); <text:s text:c="6"/></text:p>
      <text:p text:style-name="P5"/>
      <text:p text:style-name="P3"><text:span text:style-name="T4"><text:s text:c="8"/></text:span><text:span text:style-name="T10">// Read data</text:span></text:p>
      <text:p text:style-name="P3"><text:span text:style-name="T4"><text:s text:c="8"/></text:span><text:span text:style-name="T6">u8</text:span><text:span text:style-name="T4"> *buffer = (</text:span><text:span text:style-name="T6">u8</text:span><text:span text:style-name="T4">*)malloc(filesize);</text:span></text:p>
      <text:p text:style-name="P5"><text:s text:c="8"/>fread(buffer, 1, filesize, fp); <text:s text:c="23"/></text:p>
      <text:p text:style-name="P5"><text:s text:c="8"/>fclose(fp);</text:p>
      <text:p text:style-name="P5"/>
      <text:p text:style-name="P3"><text:span text:style-name="T4"><text:s text:c="8"/></text:span><text:span text:style-name="T10">// Point to data</text:span></text:p>
      <text:p text:style-name="P3"><text:span text:style-name="T4"><text:s text:c="8"/></text:span><text:span text:style-name="T6">FatHeader</text:span><text:span text:style-name="T4"> *pHeader <text:s text:c="4"/>= (</text:span><text:span text:style-name="T6">FatHeader</text:span><text:span text:style-name="T4">*)(buffer);</text:span></text:p>
      <text:p text:style-name="P3"><text:span text:style-name="T4"><text:s text:c="8"/></text:span><text:span text:style-name="T6">ArcEntry</text:span><text:span text:style-name="T4"> <text:s/>*pArcEntries = (</text:span><text:span text:style-name="T6">ArcEntry</text:span><text:span text:style-name="T4">*)(buffer + </text:span><text:span text:style-name="T8">sizeof</text:span><text:span text:style-name="T4">(</text:span><text:span text:style-name="T6">FatHeader</text:span><text:span text:style-name="T4">));</text:span></text:p>
      <text:p text:style-name="P5"/>
      <text:p text:style-name="P3"><text:span text:style-name="T4"><text:s text:c="8"/></text:span><text:span text:style-name="T6">u32</text:span><text:span text:style-name="T4"> count = pHeader-&gt;entries;</text:span></text:p>
      <text:p text:style-name="P3"><text:span text:style-name="T4"><text:s text:c="8"/>printf(</text:span><text:span text:style-name="T14">"Entries: %i\n"</text:span><text:span text:style-name="T4">, count);</text:span></text:p>
      <text:p text:style-name="P5"/>
      <text:p text:style-name="P3"><text:span text:style-name="T4"><text:s text:c="8"/></text:span><text:span text:style-name="T6">ArcEntry</text:span><text:span text:style-name="T4"> *pEntry1 = Locate(StringHash(</text:span><text:span text:style-name="T14">"abc/a.txt"</text:span><text:span text:style-name="T4">), count, pArcEntries);</text:span></text:p>
      <text:p text:style-name="P3"><text:span text:style-name="T4"><text:s text:c="8"/></text:span><text:span text:style-name="T6">ArcEntry</text:span><text:span text:style-name="T4"> *pEntry2 = Locate(StringHash(</text:span><text:span text:style-name="T14">"textures/dialog.png"</text:span><text:span text:style-name="T4">), count, pArcEntries);</text:span></text:p>
      <text:p text:style-name="P3"><text:span text:style-name="T4"><text:s text:c="8"/></text:span><text:span text:style-name="T6">ArcEntry</text:span><text:span text:style-name="T4"> *pEntry3 = Locate(StringHash(</text:span><text:span text:style-name="T14">"textures/logo.png"</text:span><text:span text:style-name="T4">), count, pArcEntries);</text:span></text:p>
      <text:p text:style-name="P5"/>
      <text:p text:style-name="P3"><text:span text:style-name="T4"><text:s text:c="8"/></text:span><text:span text:style-name="T8">if</text:span><text:span text:style-name="T4"> (pEntry1)</text:span></text:p>
      <text:p text:style-name="P5"><text:s text:c="8"/>{</text:p>
      <text:p text:style-name="P3"><text:span text:style-name="T4"><text:s text:c="12"/>printf(</text:span><text:span text:style-name="T14">"Found '%s'\n"</text:span><text:span text:style-name="T4">, pEntry1-&gt;filename);</text:span></text:p>
      <text:p text:style-name="P5"><text:s text:c="8"/>}</text:p>
      <text:p text:style-name="P3"><text:span text:style-name="T4"><text:s text:c="8"/></text:span><text:span text:style-name="T8">if</text:span><text:span text:style-name="T4"> (pEntry2)</text:span></text:p>
      <text:p text:style-name="P5"><text:s text:c="8"/>{</text:p>
      <text:p text:style-name="P3"><text:span text:style-name="T4"><text:s text:c="12"/>printf(</text:span><text:span text:style-name="T14">"Found '%s'\n"</text:span><text:span text:style-name="T4">, pEntry2-&gt;filename);</text:span></text:p>
      <text:p text:style-name="P5"><text:s text:c="8"/>}</text:p>
      <text:p text:style-name="P3"><text:span text:style-name="T4"><text:s text:c="8"/></text:span><text:span text:style-name="T8">if</text:span><text:span text:style-name="T4"> (pEntry3)</text:span></text:p>
      <text:p text:style-name="P5"><text:s text:c="8"/>{</text:p>
      <text:p text:style-name="P3"><text:span text:style-name="T4"><text:s text:c="12"/>printf(</text:span><text:span text:style-name="T14">"Found '%s'\n"</text:span><text:span text:style-name="T4">, pEntry3-&gt;filename);</text:span></text:p>
      <text:p text:style-name="P5"><text:s text:c="8"/>}</text:p>
      <text:p text:style-name="P5"/>
      <text:p text:style-name="P5"><text:s text:c="8"/>free(buffer);</text:p>
      <text:p text:style-name="P5"><text:s text:c="4"/>}</text:p>
      <text:p text:style-name="P5">}</text:p>
      <text:p text:style-name="P4"><text:span text:style-name="T3"/></text:p>
      <text:p text:style-name="P8">// ------------------------------------------------------------------------</text:p>
      <text:p text:style-name="P4">// This function looks in an archive for a file using a binary search.</text:p>
      <text:p text:style-name="P4">// ------------------------------------------------------------------------</text:p>
      <text:p text:style-name="P3"><text:span text:style-name="T6">ArcEntry</text:span><text:span text:style-name="T4"> *Locate(</text:span><text:span text:style-name="T6">u32</text:span><text:span text:style-name="T4"> </text:span><text:span text:style-name="T9">hash</text:span><text:span text:style-name="T4">, </text:span><text:span text:style-name="T6">u32</text:span><text:span text:style-name="T4"> </text:span><text:span text:style-name="T9">entryCount</text:span><text:span text:style-name="T4">, </text:span><text:span text:style-name="T6">ArcEntry</text:span><text:span text:style-name="T4"> *</text:span><text:span text:style-name="T9">pEntries</text:span><text:span text:style-name="T4">)</text:span></text:p>
      <text:p text:style-name="P5">{</text:p>
      <text:p text:style-name="P3"><text:span text:style-name="T4"><text:s text:c="4"/></text:span><text:span text:style-name="T6">ArcEntry</text:span><text:span text:style-name="T4"> *result = </text:span><text:span text:style-name="T8">nullptr</text:span><text:span text:style-name="T4">;</text:span></text:p>
      <text:p text:style-name="P5"/>
      <text:p text:style-name="P3"><text:span text:style-name="T4"><text:s text:c="4"/></text:span><text:span text:style-name="T8">for</text:span><text:span text:style-name="T4"> (</text:span><text:span text:style-name="T6">u32</text:span><text:span text:style-name="T4"> i=0; i&lt;</text:span><text:span text:style-name="T9">entryCount</text:span><text:span text:style-name="T4">; i++)</text:span></text:p>
      <text:p text:style-name="P5"><text:s text:c="4"/>{</text:p>
      <text:p text:style-name="P3"><text:span text:style-name="T4"><text:s text:c="8"/></text:span><text:span text:style-name="T6">s32</text:span><text:span text:style-name="T4"> <text:s/>lower = 0;</text:span></text:p>
      <text:p text:style-name="P3"><text:span text:style-name="T4"><text:s text:c="8"/></text:span><text:span text:style-name="T6">s32</text:span><text:span text:style-name="T4"> <text:s/>upper = </text:span><text:span text:style-name="T9">entryCount</text:span><text:span text:style-name="T4">;</text:span></text:p>
      <text:p text:style-name="P5"/>
      <text:p text:style-name="P3"><text:span text:style-name="T4"><text:s text:c="8"/></text:span><text:span text:style-name="T10">// Get table start</text:span></text:p>
      <text:p text:style-name="P3"><text:span text:style-name="T4"><text:s text:c="8"/></text:span><text:span text:style-name="T6">ArcEntry</text:span><text:span text:style-name="T4"> *pStart = </text:span><text:span text:style-name="T9">pEntries</text:span><text:span text:style-name="T4">;</text:span></text:p>
      <text:p text:style-name="P5"/>
      <text:p text:style-name="P3"><text:span text:style-name="T4"><text:s text:c="8"/></text:span><text:span text:style-name="T8">while</text:span><text:span text:style-name="T4">(lower &lt;= upper)</text:span></text:p>
      <text:p text:style-name="P5"><text:s text:c="8"/>{</text:p>
      <text:p text:style-name="P3"><text:span text:style-name="T4"><text:s text:c="12"/></text:span><text:span text:style-name="T6">s32</text:span><text:span text:style-name="T4"> mid = (lower + upper) / 2;</text:span></text:p>
      <text:p text:style-name="P5"/>
      <text:p text:style-name="P3"><text:span text:style-name="T4"><text:s text:c="12"/></text:span><text:span text:style-name="T10">// Get mid entry</text:span></text:p>
      <text:p text:style-name="P3"><text:span text:style-name="T4"><text:s text:c="12"/></text:span><text:span text:style-name="T6">ArcEntry</text:span><text:span text:style-name="T4"> *pEntry = pStart;</text:span></text:p>
      <text:p text:style-name="P5"><text:s text:c="12"/>pEntry += mid;</text:p>
      <text:p text:style-name="P5"/>
      <text:p text:style-name="P3"><text:span text:style-name="T4"><text:s text:c="12"/></text:span><text:span text:style-name="T8">if</text:span><text:span text:style-name="T4"> (</text:span><text:span text:style-name="T9">hash</text:span><text:span text:style-name="T4"> &gt; pEntry-&gt;hash)</text:span></text:p>
      <text:p text:style-name="P5"><text:s text:c="12"/>{</text:p>
      <text:p text:style-name="P5"><text:s text:c="16"/>lower = mid + 1;</text:p>
      <text:p text:style-name="P5"><text:s text:c="12"/>}</text:p>
      <text:p text:style-name="P3"><text:span text:style-name="T4"><text:s text:c="12"/></text:span><text:span text:style-name="T8">else</text:span><text:span text:style-name="T4"> </text:span><text:span text:style-name="T8">if</text:span><text:span text:style-name="T4"> (</text:span><text:span text:style-name="T9">hash</text:span><text:span text:style-name="T4"> &lt; pEntry-&gt;hash)</text:span></text:p>
      <text:p text:style-name="P5"><text:s text:c="12"/>{</text:p>
      <text:p text:style-name="P5"><text:s text:c="16"/>upper = mid - 1;</text:p>
      <text:p text:style-name="P5"><text:s text:c="12"/>}</text:p>
      <text:p text:style-name="P3"><text:span text:style-name="T4"><text:s text:c="12"/></text:span><text:span text:style-name="T8">else</text:span></text:p>
      <text:p text:style-name="P5"><text:s text:c="12"/>{</text:p>
      <text:p text:style-name="P5"><text:s text:c="16"/>result = pEntry;</text:p>
      <text:p text:style-name="P3"><text:span text:style-name="T4"><text:s text:c="16"/></text:span><text:span text:style-name="T8">break</text:span><text:span text:style-name="T4">;</text:span></text:p>
      <text:p text:style-name="P5"><text:s text:c="12"/>}</text:p>
      <text:p text:style-name="P5"><text:s text:c="8"/>}</text:p>
      <text:p text:style-name="P5"><text:s text:c="4"/>}</text:p>
      <text:p text:style-name="P5"/>
      <text:p text:style-name="P3"><text:span text:style-name="T4"><text:s text:c="4"/></text:span><text:span text:style-name="T8">return</text:span><text:span text:style-name="T4"> result;</text:span></text:p>
      <text:p text:style-name="P5">}</text:p>
      <text:h text:style-name="Heading_20_1" text:outline-level="1"/>
      <text:h text:style-name="P9" text:outline-level="1">Running pat</text:h>
      <text:p text:style-name="Standard">To run the pat tool on the command line use the basic commands as follows;</text:p>
      <text:p text:style-name="Standard"/>
      <text:p text:style-name="Standard">To archive a folders contents. Does not compress. Mixed case filenames</text:p>
      <text:p text:style-name="Standard"/>
      <text:p text:style-name="Standard"><text:tab/>pat -i <text:span text:style-name="T12">folderToArchive</text:span> -o <text:span text:style-name="T12">outFilename</text:span></text:p>
      <text:p text:style-name="Standard"/>
      <text:p text:style-name="Standard">To archive a folders contents with compression</text:p>
      <text:p text:style-name="Standard"/>
      <text:p text:style-name="Standard"><text:tab/>pat -i <text:span text:style-name="T12">folderToArchive</text:span> -o <text:span text:style-name="T12">outFilename</text:span> -c</text:p>
      <text:p text:style-name="Standard"/>
      <text:p text:style-name="Standard">To archive a folders contents with compression, lowercased filenames and verbose output</text:p>
      <text:p text:style-name="Standard"/>
      <text:p text:style-name="Standard"><text:tab/>pat -i <text:span text:style-name="T12">folderToArchive</text:span> -o <text:span text:style-name="T12">outFilename</text:span> -c -lc -verb</text:p>
      <text:p text:style-name="Standard"/>
      <text:p text:style-name="Standard">To archive a folders contents with compression, uppercased filenames and verbose output</text:p>
      <text:p text:style-name="Standard"/>
      <text:p text:style-name="Standard"><text:tab/>pat -i <text:span text:style-name="T12">folderToArchive</text:span> -o <text:span text:style-name="T12">outFilename</text:span> -c -lc -verb</text:p>
      <text:p text:style-name="Standard"/>
      <text:h text:style-name="Heading_20_2" text:outline-level="2">Notes</text:h>
      <text:p text:style-name="Standard">The output filename shouldn't contain an extension as the .fat and .arc extensions are added to the output filename by the pat tool as it creates two files, so any extension added will be used but is not necessary</text:p>
      <text:h text:style-name="Heading_20_2" text:outline-level="2">Notes</text:h>
      <text:p text:style-name="Standard">The order of parameters is not important</text:p>
      <text:h text:style-name="Heading_20_2" text:outline-level="2">Notes</text:h>
      <text:p text:style-name="Standard">The exported filenames use forward slashes and exclude the <text:span text:style-name="T12">folderToArchive</text:span> directory name. Use the -verb parameters to view outputted names. See example output. <text:span text:style-name="T13">Note the 4 byte alignment</text:span></text:p>
      <text:p text:style-name="Standard"/>
      <text:p text:style-name="P7">----------------------------------------------------------------------</text:p>
      <text:p text:style-name="P7"><text:s text:c="4"/>Offset Compressed <text:s text:c="4"/>Actual</text:p>
      <text:p text:style-name="P7">in archive <text:s text:c="6"/>size <text:s text:c="2"/>Filesize : File</text:p>
      <text:p text:style-name="P7">----------------------------------------------------------------------</text:p>
      <text:p text:style-name="P7"><text:s text:c="9"/>0 <text:s text:c="5"/>18859 <text:s text:c="5"/>47523 : dictionary/c_6.dic</text:p>
      <text:p text:style-name="P7"><text:s text:c="5"/>18860 <text:s text:c="6"/>9827 <text:s text:c="5"/>26110 : dictionary/s_13.dic</text:p>
      <text:p text:style-name="P7"><text:s text:c="5"/>36708 <text:s text:c="6"/>6007 <text:s text:c="5"/>15690 : dictionary/v_9.dic</text:p>
      <text:p text:style-name="P7"><text:s text:c="5"/>42716 <text:s text:c="6"/>4822 <text:s text:c="5"/>10923 : dictionary/k_10.dic</text:p>
      <text:p text:style-name="P7"><text:s text:c="5"/>47540 <text:s text:c="5"/>17470 <text:s text:c="5"/>44520 : dictionary/m_6.dic</text:p>
      <text:h text:style-name="P9" text:outline-level="1">Data types</text:h>
      <text:p text:style-name="Standard">The proteus archive tool uses some of the following basic types. Your application should have equivalent data types to read the data correctly. These types are used to define the structs</text:p>
      <text:p text:style-name="Standard"/>
      <text:p text:style-name="P4">// Basic types</text:p>
      <text:p text:style-name="P3"><text:span text:style-name="T8">typedef</text:span><text:span text:style-name="T4"> <text:s text:c="2"/></text:span><text:span text:style-name="T8">signed</text:span><text:span text:style-name="T4"> </text:span><text:span text:style-name="T8">char</text:span><text:span text:style-name="T4"> <text:s text:c="6"/></text:span><text:span text:style-name="T6">s8</text:span><text:span text:style-name="T4">; <text:s text:c="12"/></text:span><text:span text:style-name="T10">// Signed 8 bit</text:span></text:p>
      <text:p text:style-name="P3"><text:span text:style-name="T8">typedef</text:span><text:span text:style-name="T4"> </text:span><text:span text:style-name="T8">unsigned</text:span><text:span text:style-name="T4"> </text:span><text:span text:style-name="T8">char</text:span><text:span text:style-name="T4"> <text:s text:c="6"/></text:span><text:span text:style-name="T6">u8</text:span><text:span text:style-name="T4">; <text:s text:c="12"/></text:span><text:span text:style-name="T10">// Unsigned 8 bit</text:span></text:p>
      <text:p text:style-name="P3"><text:span text:style-name="T8">typedef</text:span><text:span text:style-name="T4"> <text:s text:c="2"/></text:span><text:span text:style-name="T8">signed</text:span><text:span text:style-name="T4"> </text:span><text:span text:style-name="T8">short</text:span><text:span text:style-name="T4"> <text:s text:c="5"/></text:span><text:span text:style-name="T6">s16</text:span><text:span text:style-name="T4">; <text:s text:c="11"/></text:span><text:span text:style-name="T10">// Signed 16 bit</text:span></text:p>
      <text:p text:style-name="P3"><text:span text:style-name="T8">typedef</text:span><text:span text:style-name="T4"> </text:span><text:span text:style-name="T8">unsigned</text:span><text:span text:style-name="T4"> </text:span><text:span text:style-name="T8">short</text:span><text:span text:style-name="T4"> <text:s text:c="5"/></text:span><text:span text:style-name="T6">u16</text:span><text:span text:style-name="T4">; <text:s text:c="11"/></text:span><text:span text:style-name="T10">// Unsigned 16 bit</text:span></text:p>
      <text:p text:style-name="P3"><text:span text:style-name="T8">typedef</text:span><text:span text:style-name="T4"> <text:s text:c="2"/></text:span><text:span text:style-name="T8">signed</text:span><text:span text:style-name="T4"> </text:span><text:span text:style-name="T8">int</text:span><text:span text:style-name="T4"> <text:s text:c="7"/></text:span><text:span text:style-name="T6">s32</text:span><text:span text:style-name="T4">; <text:s text:c="11"/></text:span><text:span text:style-name="T10">// Signed 32 bit</text:span></text:p>
      <text:p text:style-name="P3"><text:span text:style-name="T8">typedef</text:span><text:span text:style-name="T4"> </text:span><text:span text:style-name="T8">unsigned</text:span><text:span text:style-name="T4"> </text:span><text:span text:style-name="T8">int</text:span><text:span text:style-name="T4"> <text:s text:c="7"/></text:span><text:span text:style-name="T6">u32</text:span><text:span text:style-name="T4">; <text:s text:c="11"/></text:span><text:span text:style-name="T10">// Unsigned 32 bit</text:span></text:p>
      <text:h text:style-name="Heading_20_1" text:outline-level="1">The .arc file</text:h>
      <text:p text:style-name="P6"><text:span text:style-name="T5">The .arc file is a simple binary file containing all of the data aligned to a 4 byte offset. The .fat file is required to determine offsets to data, the format of the data, etc</text:span></text:p>
      <text:h text:style-name="Heading_20_1" text:outline-level="1">The .fat file</text:h>
      <text:p text:style-name="Standard">The .fat file is a simple binary file with the following file structure. The application is currently windows only, Therefore tool uses the windows PC byte ordering. Though the data reads fine on Linux, Android and iOS</text:p>
      <text:p text:style-name="Standard"/>
      <text:p text:style-name="Standard"><text:tab/>FatHeader<text:tab/><text:tab/><text:tab/><text:tab/>// Always contains the header</text:p>
      <text:p text:style-name="Standard"><text:tab/>ArcEntry<text:tab/><text:tab/><text:tab/><text:tab/>// 1 or more entries</text:p>
      <text:p text:style-name="Standard"/>
      <text:p text:style-name="Standard">A description of both structs follow</text:p>
      <text:h text:style-name="Heading_20_1" text:outline-level="1">The fat file header</text:h>
      <text:p text:style-name="Standard">The header is also quite simple </text:p>
      <text:p text:style-name="Standard"/>
      <text:p text:style-name="P3"><text:span text:style-name="T8">typedef</text:span><text:span text:style-name="T4"> </text:span><text:span text:style-name="T8">struct</text:span><text:span text:style-name="T4"> </text:span><text:span text:style-name="T6">FatHeader</text:span></text:p>
      <text:p text:style-name="P5">{</text:p>
      <text:p text:style-name="P3"><text:span text:style-name="T4"><text:s text:c="4"/></text:span><text:span text:style-name="T6">u32</text:span><text:span text:style-name="T4"> entries; <text:s text:c="23"/></text:span><text:span text:style-name="T10">// The number of archive entries</text:span></text:p>
      <text:p text:style-name="P3"><text:span text:style-name="T4"><text:s text:c="4"/></text:span><text:span text:style-name="T6">u32</text:span><text:span text:style-name="T4"> size; <text:s text:c="26"/></text:span><text:span text:style-name="T10">// The size of the binary file (Including header)</text:span></text:p>
      <text:p text:style-name="P3"><text:span text:style-name="T4"><text:s text:c="4"/></text:span><text:span text:style-name="T6">u32</text:span><text:span text:style-name="T4"> magic1; <text:s text:c="24"/></text:span><text:span text:style-name="T10">// File identifier</text:span></text:p>
      <text:p text:style-name="P3"><text:span text:style-name="T4"><text:s text:c="4"/></text:span><text:span text:style-name="T6">u32</text:span><text:span text:style-name="T4"> magic2; <text:s text:c="24"/></text:span><text:span text:style-name="T10">// File identifier</text:span></text:p>
      <text:p text:style-name="P5"/>
      <text:p text:style-name="P3"><text:span text:style-name="T4">} </text:span><text:span text:style-name="T6">FatHeader</text:span><text:span text:style-name="T4">;</text:span></text:p>
      <text:p text:style-name="P3"><text:span text:style-name="T6"/></text:p>
      <text:h text:style-name="Heading_20_1" text:outline-level="1"/>
      <text:h text:style-name="P9" text:outline-level="1">The ArcEntry struct</text:h>
      <text:p text:style-name="Standard">Each entry in the fat file is stored using this struct. You can of course customize this struct as you see fit, for example the filename isn't really used, except by the archive viewer tool. The expansion variables are just to align data and can also bre removed if required</text:p>
      <text:p text:style-name="Standard"/>
      <text:p text:style-name="P4">// Each archive entry is store as this block of data</text:p>
      <text:p text:style-name="P3"><text:span text:style-name="T8">typedef</text:span><text:span text:style-name="T4"> </text:span><text:span text:style-name="T8">struct</text:span><text:span text:style-name="T4"> </text:span><text:span text:style-name="T6">ArcEntry</text:span></text:p>
      <text:p text:style-name="P5">{</text:p>
      <text:p text:style-name="P3"><text:span text:style-name="T4"><text:s text:c="4"/></text:span><text:span text:style-name="T6">u32</text:span><text:span text:style-name="T4"> <text:s text:c="4"/>hash; <text:s text:c="22"/></text:span><text:span text:style-name="T10">// The hashed filename of the entry</text:span></text:p>
      <text:p text:style-name="P3"><text:span text:style-name="T4"><text:s text:c="4"/></text:span><text:span text:style-name="T6">u32</text:span><text:span text:style-name="T4"> <text:s text:c="4"/>offset; <text:s text:c="20"/></text:span><text:span text:style-name="T10">// Offset into the archive</text:span></text:p>
      <text:p text:style-name="P3"><text:span text:style-name="T4"><text:s text:c="4"/></text:span><text:span text:style-name="T6">u32</text:span><text:span text:style-name="T4"> <text:s text:c="4"/>filesize; <text:s text:c="18"/></text:span><text:span text:style-name="T10">// The uncompressed filesize of the entry</text:span></text:p>
      <text:p text:style-name="P3"><text:span text:style-name="T4"><text:s text:c="4"/></text:span><text:span text:style-name="T6">u32</text:span><text:span text:style-name="T4"> <text:s text:c="4"/>compressedSize; <text:s text:c="12"/></text:span><text:span text:style-name="T10">// The compressed filesize of the entry</text:span></text:p>
      <text:p text:style-name="P3"><text:span text:style-name="T4"><text:s text:c="4"/></text:span><text:span text:style-name="T6">u8</text:span><text:span text:style-name="T4"> <text:s text:c="5"/>compressed; <text:s text:c="16"/></text:span><text:span text:style-name="T10">// 0 == uncompressed 1 == compressed</text:span></text:p>
      <text:p text:style-name="P3"><text:span text:style-name="T4"><text:s text:c="4"/></text:span><text:span text:style-name="T6">u8</text:span><text:span text:style-name="T4"> <text:s text:c="5"/>compressionType; <text:s text:c="11"/></text:span><text:span text:style-name="T10">// COMPRESSION_TYPE_NONE or COMPRESSION_TYPE_ZLIB</text:span></text:p>
      <text:p text:style-name="P3"><text:span text:style-name="T4"><text:s text:c="4"/></text:span><text:span text:style-name="T6">u8</text:span><text:span text:style-name="T4"> <text:s text:c="5"/>exp0; <text:s text:c="22"/></text:span><text:span text:style-name="T10">// Expansion purposes (Free to use)</text:span></text:p>
      <text:p text:style-name="P3"><text:span text:style-name="T4"><text:s text:c="4"/></text:span><text:span text:style-name="T6">u8</text:span><text:span text:style-name="T4"> <text:s text:c="5"/>exp1; <text:s text:c="22"/></text:span><text:span text:style-name="T10">// Expansion purposes (Free to use)</text:span></text:p>
      <text:p text:style-name="P3"><text:span text:style-name="T4"><text:s text:c="4"/></text:span><text:span text:style-name="T8">char</text:span><text:span text:style-name="T4"> <text:s text:c="3"/>filename[260]; <text:s text:c="13"/></text:span><text:span text:style-name="T10">// The filename</text:span></text:p>
      <text:p text:style-name="P5"/>
      <text:p text:style-name="P3"><text:span text:style-name="T4">} </text:span><text:span text:style-name="T6">ArcEntry</text:span><text:span text:style-name="T4">;</text:span></text:p>
      <text:p text:style-name="P3"/>
      <text:p text:style-name="Standard"/>
      <text:h text:style-name="Heading_20_1" text:outline-level="1">The hash function</text:h>
      <text:p text:style-name="Standard">This function was designed to be fast, simple and looks like this. It also produces a hash which is suitable for binary searches. A more complex hash may not produce the desired result, though it may be more unique. Please do not change</text:p>
      <text:p text:style-name="Standard"/>
      <text:p text:style-name="P4">// ----------------------------------------------------------------------------</text:p>
      <text:p text:style-name="P4">// Turns a string into a number.</text:p>
      <text:p text:style-name="P4">// ----------------------------------------------------------------------------</text:p>
      <text:p text:style-name="P3"><text:span text:style-name="T6">u32</text:span><text:span text:style-name="T4"> StringHash(</text:span><text:span text:style-name="T8">const</text:span><text:span text:style-name="T4"> </text:span><text:span text:style-name="T8">char</text:span><text:span text:style-name="T4">* </text:span><text:span text:style-name="T9">string</text:span><text:span text:style-name="T4">)</text:span></text:p>
      <text:p text:style-name="P5">{</text:p>
      <text:p text:style-name="P3"><text:span text:style-name="T4"><text:s text:c="4"/></text:span><text:span text:style-name="T6">u32</text:span><text:span text:style-name="T4"> hash = 0;</text:span></text:p>
      <text:p text:style-name="P5"/>
      <text:p text:style-name="P3"><text:span text:style-name="T4"><text:s text:c="4"/></text:span><text:span text:style-name="T8">while</text:span><text:span text:style-name="T4">(*</text:span><text:span text:style-name="T9">string</text:span><text:span text:style-name="T4">)</text:span></text:p>
      <text:p text:style-name="P5"><text:s text:c="4"/>{</text:p>
      <text:p text:style-name="P3"><text:span text:style-name="T4"><text:s text:c="8"/>hash += *</text:span><text:span text:style-name="T9">string</text:span><text:span text:style-name="T4">;</text:span></text:p>
      <text:p text:style-name="P3"><text:span text:style-name="T4"><text:s text:c="8"/>hash *= *</text:span><text:span text:style-name="T9">string</text:span><text:span text:style-name="T4">++;</text:span></text:p>
      <text:p text:style-name="P5"><text:s text:c="4"/>}</text:p>
      <text:p text:style-name="P5"/>
      <text:p text:style-name="P3"><text:span text:style-name="T4"><text:s text:c="4"/></text:span><text:span text:style-name="T8">return</text:span><text:span text:style-name="T4"> hash;</text:span></text:p>
      <text:p text:style-name="P5">}</text:p>
      <text:p text:style-name="P3"/>
      <text:p text:style-name="Standard">This code works well with the file manager and is required to generate hashes that are used in the file allocation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oteus Archive Tool</text:p>
        <text:p text:style-name="MP1"><text:s text:c="2"/><text:span text:style-name="MT1">©</text:span><text:span text:style-name="MT2">2016 </text:span>Redcliffe Interactive.</text:p>
      </style:header>
      <style:footer>
        <text:p text:style-name="MP2">Released to open source via github</text:p>
        <text:p text:style-name="MP2"><text:page-number text:select-page="current">5</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0M14S</meta:editing-duration>
    <meta:editing-cycles>52</meta:editing-cycles>
    <meta:generator>OpenOffice/4.1.2$Win32 OpenOffice.org_project/412m3$Build-9782</meta:generator>
    <dc:date>2016-01-12T16:20:57.36</dc:date>
    <dc:creator>Paul McNab</dc:creator>
    <meta:document-statistic meta:table-count="0" meta:image-count="0" meta:object-count="0" meta:page-count="6" meta:paragraph-count="170" meta:word-count="1187" meta:character-count="8744"/>
    <meta:user-defined meta:name="Info 1"/>
    <meta:user-defined meta:name="Info 2"/>
    <meta:user-defined meta:name="Info 3"/>
    <meta:user-defined meta:name="Info 4"/>
  </office:meta>
</office:document-meta>
</file>